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7" table:default-cell-style-name="ce5"/>
        <table:table-column table:style-name="co1" table:number-columns-repeated="1015" table:default-cell-style-name="ce4"/>
        <table:table-row table:style-name="ro1">
          <table:table-cell table:style-name="Default" office:value-type="string" calcext:value-type="string">
            <text:p>ATRIBUTOS</text:p>
          </table:table-cell>
          <table:table-cell table:style-name="Default" office:value-type="string" calcext:value-type="string">
            <text:p>PANDA</text:p>
          </table:table-cell>
          <table:table-cell table:style-name="Default" table:number-columns-repeated="1022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Atributos</text:p>
          </table:table-cell>
          <table:table-cell table:style-name="ce3" office:value-type="string" calcext:value-type="string">
            <text:p>inicio</text:p>
          </table:table-cell>
          <table:table-cell table:style-name="ce1" office:value-type="string" calcext:value-type="string">
            <text:p>attack speed</text:p>
          </table:table-cell>
          <table:table-cell table:style-name="ce1" office:value-type="string" calcext:value-type="string">
            <text:p>daño</text:p>
          </table:table-cell>
          <table:table-cell table:style-name="ce1" office:value-type="string" calcext:value-type="string">
            <text:p>acierto</text:p>
          </table:table-cell>
          <table:table-cell table:style-name="ce1" office:value-type="string" calcext:value-type="string">
            <text:p>vida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defensa</text:p>
          </table:table-cell>
          <table:table-cell table:style-name="ce1" office:value-type="string" calcext:value-type="string">
            <text:p>velocidad</text:p>
          </table:table-cell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fuerz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strez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gor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ligenci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rcepcion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biduria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oluntad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erte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table:formula="of:= SUM(([.B6]*[.C6])+([.B7]*[.C7])+([.B8]*[.C8])+([.B9]*[.C9])+([.B10]*[.C10])+([.B11]*[.C11])+([.B12]*[.C12])+([.B13]*[.C13])+([.B14]*[.C14])+([.B15]*[.C15]))" office:value-type="float" office:value="60" calcext:value-type="float">
            <text:p>60</text:p>
          </table:table-cell>
          <table:table-cell table:style-name="Default" table:formula="of:= SUM(([.B6]*[.D6])+([.B7]*[.D7])+([.B8]*[.D8])+([.B9]*[.D9])+([.B10]*[.D10])+([.B11]*[.D11])+([.B12]*[.D12])+([.B13]*[.D13])+([.B14]*[.D14])+([.B15]*[.D15]))" office:value-type="float" office:value="96" calcext:value-type="float">
            <text:p>96</text:p>
          </table:table-cell>
          <table:table-cell table:style-name="Default" table:formula="of:= SUM(([.B6]*[.E6])+([.B7]*[.E7])+([.B8]*[.E8])+([.B9]*[.E9])+([.B10]*[.E10])+([.B11]*[.E11])+([.B12]*[.E12])+([.B13]*[.E13])+([.B14]*[.E14])+([.B15]*[.E15]))" office:value-type="float" office:value="60" calcext:value-type="float">
            <text:p>60</text:p>
          </table:table-cell>
          <table:table-cell table:style-name="Default" table:formula="of:= SUM(([.B6]*[.F6])+([.B7]*[.F7])+([.B8]*[.F8])+([.B9]*[.F9])+([.B10]*[.F10])+([.B11]*[.F11])+([.B12]*[.F12])+([.B13]*[.F13])+([.B14]*[.F14])+([.B15]*[.F15]))" office:value-type="float" office:value="160" calcext:value-type="float">
            <text:p>160</text:p>
          </table:table-cell>
          <table:table-cell table:style-name="Default" table:formula="of:= SUM(([.B6]*[.G6])+([.B7]*[.G7])+([.B8]*[.G8])+([.B9]*[.G9])+([.B10]*[.G10])+([.B11]*[.G11])+([.B12]*[.G12])+([.B13]*[.G13])+([.B14]*[.G14])+([.B15]*[.G15]))" office:value-type="float" office:value="80" calcext:value-type="float">
            <text:p>80</text:p>
          </table:table-cell>
          <table:table-cell table:style-name="Default" table:formula="of:= SUM(([.B6]*[.H6])+([.B7]*[.H7])+([.B8]*[.H8])+([.B9]*[.H9])+([.B10]*[.H10])+([.B11]*[.H11])+([.B12]*[.H12])+([.B13]*[.H13])+([.B14]*[.H14])+([.B15]*[.H15]))" office:value-type="float" office:value="120" calcext:value-type="float">
            <text:p>120</text:p>
          </table:table-cell>
          <table:table-cell table:style-name="Default" table:formula="of:= SUM(([.B6]*[.I6])+([.B7]*[.I7])+([.B8]*[.I8])+([.B9]*[.I9])+([.B10]*[.I10])+([.B11]*[.I11])+([.B12]*[.I12])+([.B13]*[.I13])+([.B14]*[.I14])+([.B15]*[.I15]))" office:value-type="float" office:value="60" calcext:value-type="float">
            <text:p>60</text:p>
          </table:table-cell>
          <table:table-cell table:style-name="Default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5T20:50:08.990000000</meta:creation-date>
    <dc:date>2015-06-16T06:22:07.674000000</dc:date>
    <meta:editing-duration>PT8H46M6S</meta:editing-duration>
    <meta:editing-cycles>1</meta:editing-cycles>
    <meta:document-statistic meta:table-count="1" meta:cell-count="104" meta:object-count="0"/>
    <meta:generator>LibreOffice/4.3.3.2$Windows_x86 LibreOffice_project/9bb7eadab57b6755b1265afa86e04bf45fbfc644</meta:generator>
  </office:meta>
</office:document-meta>
</file>